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30E0000024A2F54D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25cm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subtitle">
      <style:graphic-properties draw:fill-color="#ffffff" draw:auto-grow-height="true" fo:min-height="2.5cm"/>
    </style:style>
    <style:style style:name="pr9" style:family="presentation" style:parent-style-name="MyTUM-title">
      <style:graphic-properties fo:min-height="1.413cm"/>
    </style:style>
    <style:style style:name="pr10" style:family="presentation" style:parent-style-name="MyTUM-subtitle">
      <style:graphic-properties draw:fill-color="#ffffff" fo:min-height="13.61cm"/>
    </style:style>
    <style:style style:name="pr11" style:family="presentation" style:parent-style-name="MyTUM-notes">
      <style:graphic-properties draw:fill-color="#ffffff" fo:min-height="13.114cm"/>
    </style:style>
    <style:style style:name="pr12" style:family="presentation" style:parent-style-name="MyTUM-outline1">
      <style:graphic-properties fo:min-height="13.61cm"/>
    </style:style>
    <style:style style:name="co1" style:family="table-column">
      <style:table-column-properties style:column-width="7.503cm" style:use-optimal-column-width="false"/>
    </style:style>
    <style:style style:name="co2" style:family="table-column">
      <style:table-column-properties style:column-width="14.997cm" style:use-optimal-column-width="false"/>
    </style:style>
    <style:style style:name="ro1" style:family="table-row">
      <style:table-row-properties style:row-height="1.472cm"/>
    </style:style>
    <style:style style:name="ce1" style:family="table-cell">
      <style:graphic-properties style:repeat="repeat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Ubuntu" style:font-pitch="variable"/>
    </style:style>
    <style:style style:name="T8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ximilian Staab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2: ASM</text:span></text:p>
            <text:p><text:span text:style-name="T2">Projektverlauf</text:span></text:p>
            <text:p><text:span text:style-name="T3"/></text:p>
            <text:p>Maximilian Staab</text:p>
            <text:p/>
            <text:p>staab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0.699cm" svg:height="12cm" svg:x="2.801cm" svg:y="5.5cm" presentation:class="outline" presentation:user-transformed="true">
          <draw:text-box>
            <text:list text:style-name="L2">
              <text:list-item>
                <text:p>Kurzfassung</text:p>
                <text:list>
                  <text:list-item>
                    <text:p>Zweck</text:p>
                  </text:list-item>
                  <text:list-item>
                    <text:p>Protokolle im Überblick</text:p>
                  </text:list-item>
                </text:list>
              </text:list-item>
              <text:list-item>
                <text:p>Probleme und Lösungen</text:p>
              </text:list-item>
              <text:list-item>
                <text:p>Ausblick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1" draw:layer="layout" svg:width="25.199cm" svg:height="13.86cm" svg:x="1.4cm" svg:y="3.5cm" presentation:class="subtitle">
          <draw:text-box>
            <text:p text:style-name="P1"><text:span text:style-name="T3">Zweck:</text:span></text:p>
            <text:p text:style-name="P1"/>
            <text:p text:style-name="P1">Implementierung</text:p>
            <text:p text:style-name="P1">der BLAS-Routine DGBMV</text:p>
            <text:p text:style-name="P1">in Assembler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8" draw:text-style-name="P2" draw:layer="layout" svg:width="25.199cm" svg:height="2.5cm" svg:x="1.5cm" svg:y="3cm" presentation:class="subtitle" presentation:user-transformed="true">
          <draw:text-box>
            <text:p text:style-name="P1"><text:span text:style-name="T3">Protokolle im Überblick:</text:span></text:p>
          </draw:text-box>
        </draw:frame>
        <draw:frame draw:style-name="standard" draw:layer="layout" svg:width="22.499cm" svg:height="13.247cm" svg:x="3.398cm" svg:y="5.1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12.05</text:span></text:p>
              </table:table-cell>
              <table:table-cell>
                <text:p text:style-name="P3"><text:span text:style-name="T5">Einfüh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6.05</text:span><text:span text:style-name="T5"> </text:span></text:p>
              </table:table-cell>
              <table:table-cell>
                <text:p text:style-name="P3"><text:span text:style-name="T5">Aufgabenverteil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7.05</text:span><text:span text:style-name="T5"> </text:span></text:p>
              </table:table-cell>
              <table:table-cell>
                <text:p text:style-name="P3"><text:span text:style-name="T5">Pflichtenheft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0.05</text:span><text:span text:style-name="T5"> </text:span></text:p>
              </table:table-cell>
              <table:table-cell>
                <text:p text:style-name="P3"><text:span text:style-name="T5">Beschäftigung mit BSF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1.05</text:span><text:span text:style-name="T5"> </text:span></text:p>
              </table:table-cell>
              <table:table-cell>
                <text:p text:style-name="P3"><text:span text:style-name="T5">Spezifik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26.06</text:span><text:span text:style-name="T5"> </text:span></text:p>
              </table:table-cell>
              <table:table-cell>
                <text:p text:style-name="P3"><text:span text:style-name="T5">mehrere Entwürfe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01.07</text:span><text:span text:style-name="T5"> </text:span></text:p>
              </table:table-cell>
              <table:table-cell>
                <text:p text:style-name="P3"><text:span text:style-name="T5">Implementie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0.07</text:span><text:span text:style-name="T5"> </text:span></text:p>
              </table:table-cell>
              <table:table-cell>
                <text:p text:style-name="P3"><text:span text:style-name="T5">Dokument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1.07</text:span><text:span text:style-name="T5"> </text:span></text:p>
              </table:table-cell>
              <table:table-cell>
                <text:p text:style-name="P3"><text:span text:style-name="T5">Vortra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1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6">Wie rufe ich eine ASM-Funktion aus C auf?</text:span></text:p>
            <text:p text:style-name="P1"><text:span text:style-name="T6">→ </text:span><text:span text:style-name="T6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2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1"><text:span text:style-name="T6">Wie rechne ich mit Floating-Point-Zahlen in ASM?</text:span></text:p>
            <text:p text:style-name="P1"><text:span text:style-name="T6">→ </text:span><text:span text:style-name="T6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3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6">MUL nicht flexibel genug, zu eingeschränkt</text:span></text:p>
            <text:p text:style-name="P1"><text:span text:style-name="T6">→ </text:span><text:span text:style-name="T6">IMUL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4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1"><text:span text:style-name="T6">Stackspeicherallokation mit ESP</text:span></text:p>
            <text:p text:style-name="P1"><text:span text:style-name="T6">führt zu Segfaults</text:span></text:p>
            <text:p text:style-name="P1"><text:span text:style-name="T6">→ </text:span><text:span text:style-name="T6">eine bestimme Anzahl an dwords pus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5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6">Bandmatrix-Vektor-Multiplikation</text:span></text:p>
            <text:p text:style-name="P1"><text:span text:style-name="T6">sehr fehleranfällig</text:span></text:p>
            <text:p text:style-name="P1"><text:span text:style-name="T6">→ </text:span><text:span text:style-name="T6">nach viel Arbeit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6</text:p>
          </draw:text-box>
        </draw:frame>
        <draw:frame presentation:style-name="pr10" draw:layer="layout" svg:width="25.199cm" svg:height="13.61cm" svg:x="1.4cm" svg:y="3.625cm" presentation:class="subtitle">
          <draw:text-box>
            <text:p>Extraktion des Vektors aus einem</text:p>
            <text:p>negativ inkrementierten Array</text:p>
            <text:p>→ die Vektoreingabe dem Code so anpassen,</text:p>
            <text:p>als wäre INC positiv gewe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7</text:p>
          </draw:text-box>
        </draw:frame>
        <draw:frame presentation:style-name="pr10" draw:layer="layout" svg:width="25.199cm" svg:height="13.61cm" svg:x="1.4cm" svg:y="3.625cm" presentation:class="subtitle">
          <draw:text-box>
            <text:p>Transponiertenberechnung sehr fehleranfällig</text:p>
            <text:p>auf Grund verschachtelter Schleifen</text:p>
            <text:p>→ mehrfaches manuelles Schritt-für-Schritt-Durchlaufen auf Pap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8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pät implementierte Rettung/</text:p>
            <text:p>Wiederherstellung der Register zerstört</text:p>
            <text:p>die statischen Stackspeicherpointer (EBP-n)</text:p>
            <text:p>→ Verwendung von Pointern, die direkt nach</text:p>
            <text:p>dem Pushen erstellt und gespeichert wer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9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ehr aufwändige manuelle Korrektur</text:p>
            <text:p>von Ergebnissen für Testeingaben</text:p>
            <text:p>→ Erstellung von Python-Skripts</text:p>
            <text:p>mit äquivalenter Funktional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usblick</text:p>
          </draw:text-box>
        </draw:frame>
        <draw:frame presentation:style-name="pr12" draw:layer="layout" svg:width="25.199cm" svg:height="13.86cm" svg:x="1.4cm" svg:y="3.5cm" presentation:class="outline" presentation:user-transformed="true">
          <draw:text-box>
            <text:p text:style-name="P1"><text:span text:style-name="T7"/></text:p>
            <text:p text:style-name="P1"><text:span text:style-name="T7"/></text:p>
            <text:p text:style-name="P1"><text:span text:style-name="T7"/></text:p>
          </draw:text-box>
        </draw:frame>
        <draw:frame draw:style-name="gr2" draw:text-style-name="P6" draw:layer="layout" svg:width="25cm" svg:height="12.5cm" svg:x="1.5cm" svg:y="4.5cm">
          <draw:text-box>
            <text:p text:style-name="P3"><text:span text:style-name="T6">Empirische Effizienzuntersuchung in Vergleich mit Implementierungen in anderen Sprachen (sowie mit automatisch aus C generiertem NASM-Code)</text:span></text:p>
            <text:p text:style-name="P3"><text:span text:style-name="T6"/></text:p>
            <text:p text:style-name="P3"><text:span text:style-name="T6">Bei Bedarf: Migration in eine 64-Bit-Architektur</text:span></text:p>
            <text:p text:style-name="P3"><text:span text:style-name="T6"/></text:p>
            <text:p text:style-name="P3"><text:span text:style-name="T6">Erweiterung der Präzision,</text:span></text:p>
            <text:p text:style-name="P3"><text:span text:style-name="T6">oder des Definitionsbereich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8" draw:layer="layout" svg:width="25.199cm" svg:height="15cm" svg:x="1.4cm" svg:y="3.5cm" presentation:class="subtitle">
          <draw:text-box>
            <text:p text:style-name="P7"><text:span text:style-name="T8"/></text:p>
            <text:p text:style-name="P7"><text:span text:style-name="T8"><text:s/></text:span><text:span text:style-name="T9">Fragen?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kas Märdian</meta:initial-creator>
    <meta:creation-date>2011-07-09T10:18:27</meta:creation-date>
    <meta:editing-duration>PT04H38M54S</meta:editing-duration>
    <meta:editing-cycles>165</meta:editing-cycles>
    <dc:date>2011-07-13T17:24:23.65</dc:date>
    <meta:generator>OpenOffice.org/3.2$Win32 OpenOffice.org_project/320m18$Build-9502</meta:generator>
    <meta:document-statistic meta:object-count="83"/>
  </office:meta>
</office:document-meta>
</file>